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00b05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" style:family="graphic" style:parent-style-name="standard">
      <style:graphic-properties draw:stroke="dash" draw:stroke-dash="Dashed_20__28_var_29__20_3" svg:stroke-width="0.053cm" svg:stroke-color="#00b050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solid" svg:stroke-width="0.026cm" svg:stroke-color="#00b050" draw:fill="solid" draw:fill-color="#00b05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79cm" svg:stroke-color="#000000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9cm" svg:stroke-color="#000000" draw:fill="gradient" draw:fill-gradient-name="Gradient_20_3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79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solid" svg:stroke-width="0.053cm" svg:stroke-color="#0070c0" draw:fill="solid" draw:fill-color="#0070c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dash" draw:stroke-dash="Dashed_20__28_var_29__20_3" svg:stroke-width="0.053cm" svg:stroke-color="#0070c0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0070c0" draw:fill="solid" draw:fill-color="#0070c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053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53cm" svg:stroke-color="#00b05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0070c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>
      <style:graphic-properties draw:stroke="dash" draw:stroke-dash="Dashed_20__28_var_29__20_3" svg:stroke-width="0.053cm" svg:stroke-color="#0070c0" draw:marker-start="msArrowOpenEnd_20_5" draw:marker-start-width="0.31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3" svg:stroke-width="0.053cm" svg:stroke-color="#00b050" draw:marker-start="msArrowOpenEnd_20_5" draw:marker-start-width="0.31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3" svg:stroke-width="0.053cm" svg:stroke-color="#31859c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solid" svg:stroke-width="0.026cm" svg:stroke-color="#31859c" draw:fill="solid" draw:fill-color="#31859c" draw:textarea-vertical-align="middle" draw:auto-grow-height="false" draw:fit-to-size="false" fo:min-height="1.47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9" style:family="graphic" style:parent-style-name="standard">
      <style:graphic-properties draw:stroke="dash" draw:stroke-dash="Dashed_20__28_var_29__20_3" svg:stroke-width="0.053cm" svg:stroke-color="#31859c" draw:marker-start="msArrowOpenEnd_20_5" draw:marker-start-width="0.315cm" draw:marker-start-center="false" draw:fill="none" draw:textarea-vertical-align="top" draw:auto-grow-height="false" fo:min-height="0cm" fo:min-width="4.51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3" svg:stroke-width="0.053cm" svg:stroke-color="#000000" draw:fill="gradient" draw:fill-gradient-name="Gradient_20_4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1">
      <style:graphic-properties draw:stroke="solid" svg:stroke-width="0.053cm" svg:stroke-color="#31859c" draw:fill="solid" draw:fill-color="#31859c" draw:textarea-vertical-align="middle" draw:auto-grow-height="false" draw:fit-to-size="false" fo:min-height="0.713cm" fo:min-width="4.0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dash" draw:stroke-dash="Dashed_20__28_var_29__20_3" svg:stroke-width="0.053cm" svg:stroke-color="#7030a0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26cm" svg:stroke-color="#7030a0" draw:fill="solid" draw:fill-color="#7030a0" draw:textarea-vertical-align="middle" draw:auto-grow-height="false" draw:fit-to-size="false" fo:min-height="1.92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>
      <style:graphic-properties draw:stroke="dash" draw:stroke-dash="Dashed_20__28_var_29__20_3" svg:stroke-width="0.053cm" svg:stroke-color="#7030a0" draw:marker-start="msArrowOpenEnd_20_5" draw:marker-start-width="0.315cm" draw:marker-end="" draw:marker-end-width="0.2cm" draw:marker-end-center="false" draw:fill="none" draw:textarea-vertical-align="top" draw:auto-grow-height="false" fo:min-height="0cm" fo:min-width="5.06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solid" svg:stroke-width="0.053cm" svg:stroke-color="#31859c" draw:fill="solid" draw:fill-color="#31859c" draw:textarea-vertical-align="middle" draw:auto-grow-height="false" draw:fit-to-size="false" fo:min-height="0.713cm" fo:min-width="4.0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solid" svg:stroke-width="0.026cm" svg:stroke-color="#31859c" draw:fill="solid" draw:fill-color="#31859c" draw:textarea-vertical-align="middle" draw:auto-grow-height="false" draw:fit-to-size="false" fo:min-height="2.6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>
      <style:graphic-properties draw:stroke="solid" svg:stroke-width="0.053cm" svg:stroke-color="#7030a0" draw:marker-end="msArrowOpenEnd_20_5" draw:marker-end-width="0.315cm" draw:marker-end-center="false" draw:fill="none" draw:textarea-vertical-align="top" draw:auto-grow-height="false" fo:min-height="0cm" fo:min-width="3.097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3" svg:stroke-width="0.053cm" svg:stroke-color="#31859c" draw:marker-start="msArrowOpenEnd_20_5" draw:marker-start-width="0.315cm" draw:marker-start-center="false" draw:fill="none" draw:textarea-vertical-align="top" draw:auto-grow-height="false" fo:min-height="0cm" fo:min-width="3.52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53cm" svg:stroke-color="#31859c" draw:marker-end="msArrowOpenEnd_20_5" draw:marker-end-width="0.315cm" draw:marker-end-center="false" draw:fill="none" draw:textarea-vertical-align="top" draw:auto-grow-height="false" fo:min-height="0cm" fo:min-width="4.867cm" fo:padding-top="0.125cm" fo:padding-bottom="0.125cm" fo:padding-left="0.25cm" fo:padding-right="0.25cm" fo:wrap-option="wrap"/>
    </style:style>
    <style:style style:name="gr3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2" style:family="graphic" style:parent-style-name="standard">
      <style:graphic-properties draw:stroke="solid" svg:stroke-width="0.053cm" svg:stroke-color="#4b1f6f" draw:marker-start="msArrowOpenEnd_20_5" draw:marker-start-width="0.315cm" draw:marker-start-center="false" draw:fill="none" draw:fill-color="#6600cc" draw:textarea-vertical-align="middle" draw:auto-grow-height="false" draw:fit-to-size="false" fo:min-height="0.077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ffffff" draw:fill="solid" draw:fill-color="#6600cc" draw:textarea-vertical-align="middle" draw:auto-grow-height="false" draw:fit-to-size="false" fo:min-height="0.22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5" style:family="graphic" style:parent-style-name="standard" style:list-style-name="L1">
      <style:graphic-properties draw:stroke="solid" svg:stroke-width="0.053cm" svg:stroke-color="#7030a0" draw:fill="solid" draw:fill-color="#7030a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>
      <style:graphic-properties style:protect="size"/>
    </style:style>
    <style:style style:name="gr37" style:family="graphic" style:parent-style-name="standard" style:list-style-name="L1">
      <style:graphic-properties draw:stroke="solid" svg:stroke-width="0.053cm" svg:stroke-color="#00b050" draw:fill="solid" draw:fill-color="#00b05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26cm" svg:stroke-color="#00b050" draw:fill="solid" draw:fill-color="#00b050" draw:textarea-vertical-align="middle" draw:auto-grow-height="false" draw:fit-to-size="false" fo:min-height="2.58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>
      <style:graphic-properties draw:stroke="solid" svg:stroke-width="0.079cm" svg:stroke-color="#000000" draw:fill="solid" draw:fill-color="#d9d9d9" draw:textarea-vertical-align="middle" draw:auto-grow-height="false" draw:fit-to-size="false" fo:min-height="0.03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79cm" svg:stroke-color="#000000" draw:fill="none" draw:textarea-vertical-align="middle" draw:auto-grow-height="false" draw:fit-to-size="false" fo:min-height="0.253cm" fo:min-width="0.16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 style:list-style-name="L1">
      <style:graphic-properties draw:stroke="solid" svg:stroke-width="0.053cm" svg:stroke-color="#0070c0" draw:fill="solid" draw:fill-color="#0070c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solid" svg:stroke-width="0.026cm" svg:stroke-color="#0070c0" draw:fill="solid" draw:fill-color="#0070c0" draw:textarea-vertical-align="middle" draw:auto-grow-height="false" draw:fit-to-size="false" fo:min-height="2.063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3" style:family="graphic" style:parent-style-name="standard">
      <style:graphic-properties draw:stroke="solid" svg:stroke-width="0.053cm" svg:stroke-color="#000000" draw:marker-end="msArrowOpenEnd_20_5" draw:marker-end-width="0.315cm" draw:marker-end-center="false" draw:fill="none" draw:textarea-vertical-align="top" draw:auto-grow-height="false" fo:min-height="0cm" fo:min-width="2.61cm" fo:padding-top="0.125cm" fo:padding-bottom="0.125cm" fo:padding-left="0.25cm" fo:padding-right="0.25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5" style:family="graphic" style:parent-style-name="standard">
      <style:graphic-properties draw:stroke="solid" svg:stroke-width="0.053cm" svg:stroke-color="#00b050" draw:marker-end="msArrowOpenEnd_20_5" draw:marker-end-width="0.315cm" draw:marker-end-center="false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053cm" svg:stroke-color="#0070c0" draw:marker-end="msArrowOpenEnd_20_5" draw:marker-end-width="0.315cm" draw:marker-end-center="false" draw:fill="none" draw:textarea-vertical-align="top" draw:auto-grow-height="false" fo:min-height="0cm" fo:min-width="4.602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9" style:family="graphic" style:parent-style-name="standard">
      <style:graphic-properties draw:stroke="dash" draw:stroke-dash="Dashed_20__28_var_29__20_3" svg:stroke-width="0.053cm" svg:stroke-color="#0070c0" draw:marker-start="msArrowOpenEnd_20_5" draw:marker-start-width="0.315cm" draw:marker-start-center="false" draw:fill="none" draw:textarea-vertical-align="top" draw:auto-grow-height="false" fo:min-height="0cm" fo:min-width="5.216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dash" draw:stroke-dash="Dashed_20__28_var_29__20_3" svg:stroke-width="0.053cm" svg:stroke-color="#00b050" draw:marker-start="msArrowOpenEnd_20_5" draw:marker-start-width="0.315cm" draw:marker-start-center="false" draw:fill="none" draw:textarea-vertical-align="top" draw:auto-grow-height="false" fo:min-height="0cm" fo:min-width="2.82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7030a0" draw:fill="solid" draw:fill-color="#7030a0" draw:textarea-vertical-align="middle" draw:auto-grow-height="false" draw:fit-to-size="false" fo:min-height="1.31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3" style:family="graphic" style:parent-style-name="standard" style:list-style-name="L1">
      <style:graphic-properties draw:stroke="solid" svg:stroke-width="0.053cm" svg:stroke-color="#31859c" draw:fill="solid" draw:fill-color="#31859c" draw:textarea-vertical-align="middle" draw:auto-grow-height="false" draw:fit-to-size="false" fo:min-height="0.713cm" fo:min-width="4.0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6" style:family="graphic" style:parent-style-name="standard" style:list-style-name="L1">
      <style:graphic-properties draw:stroke="solid" svg:stroke-width="0.053cm" svg:stroke-color="#7030a0" draw:fill="solid" draw:fill-color="#7030a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7" style:family="graphic" style:parent-style-name="standard" style:list-style-name="L1">
      <style:graphic-properties draw:stroke="solid" svg:stroke-width="0.053cm" svg:stroke-color="#31859c" draw:fill="solid" draw:fill-color="#31859c" draw:textarea-vertical-align="middle" draw:auto-grow-height="false" draw:fit-to-size="false" fo:min-height="0.713cm" fo:min-width="4.0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8" style:family="graphic" style:parent-style-name="standard" style:list-style-name="L1">
      <style:graphic-properties draw:stroke="solid" svg:stroke-width="0.053cm" svg:stroke-color="#00b050" draw:fill="solid" draw:fill-color="#00b05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9" style:family="graphic" style:parent-style-name="standard" style:list-style-name="L1">
      <style:graphic-properties draw:stroke="solid" svg:stroke-width="0.053cm" svg:stroke-color="#0070c0" draw:fill="solid" draw:fill-color="#0070c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3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4" style:family="graphic" style:parent-style-name="standard">
      <style:graphic-properties draw:stroke="dash" draw:stroke-dash="Dashed_20__28_var_29__20_3" svg:stroke-width="0.053cm" svg:stroke-color="#7030a0" draw:marker-start="msArrowOpenEnd_20_5" draw:marker-start-width="0.315cm" draw:marker-end="" draw:marker-end-width="0.2cm" draw:marker-end-center="false" draw:fill="none" draw:textarea-vertical-align="top" draw:auto-grow-height="false" fo:min-height="0cm" fo:min-width="6.467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solid" svg:stroke-width="0.053cm" svg:stroke-color="#31859c" draw:fill="solid" draw:fill-color="#31859c" draw:textarea-vertical-align="middle" draw:auto-grow-height="false" draw:fit-to-size="false" fo:min-height="0.713cm" fo:min-width="4.0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6" style:family="graphic" style:parent-style-name="standard">
      <style:graphic-properties draw:stroke="solid" svg:stroke-width="0.026cm" svg:stroke-color="#31859c" draw:fill="solid" draw:fill-color="#31859c" draw:textarea-vertical-align="middle" draw:auto-grow-height="false" draw:fit-to-size="false" fo:min-height="5.962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7" style:family="graphic" style:parent-style-name="standard">
      <style:graphic-properties draw:stroke="solid" svg:stroke-width="0.053cm" svg:stroke-color="#0070c0" draw:marker-end="msArrowOpenEnd_20_5" draw:marker-end-width="0.315cm" draw:marker-end-center="false" draw:fill="none" draw:textarea-vertical-align="top" draw:auto-grow-height="false" fo:min-height="0cm" fo:min-width="3.097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31859c" draw:marker-end="msArrowOpenEnd_20_5" draw:marker-end-width="0.315cm" draw:marker-end-center="false" draw:fill="none" draw:textarea-vertical-align="top" draw:auto-grow-height="false" fo:min-height="0cm" fo:min-width="6.466cm" fo:padding-top="0.125cm" fo:padding-bottom="0.125cm" fo:padding-left="0.25cm" fo:padding-right="0.25cm" fo:wrap-option="wrap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1">
      <style:graphic-properties draw:stroke="solid" svg:stroke-width="0.053cm" svg:stroke-color="#31859c" draw:fill="solid" draw:fill-color="#31859c" draw:textarea-vertical-align="middle" draw:auto-grow-height="false" draw:fit-to-size="false" fo:min-height="0.713cm" fo:min-width="4.00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2" style:family="graphic" style:parent-style-name="standard" style:list-style-name="L1">
      <style:graphic-properties draw:stroke="solid" svg:stroke-width="0.053cm" svg:stroke-color="#00b050" draw:fill="solid" draw:fill-color="#00b050" draw:textarea-vertical-align="middle" draw:auto-grow-height="false" draw:fit-to-size="false" fo:min-height="0.713cm" fo:min-width="2.53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3" style:family="graphic" style:parent-style-name="standard">
      <style:graphic-properties draw:stroke="solid" svg:stroke-width="0.026cm" svg:stroke-color="#00b050" draw:fill="solid" draw:fill-color="#00b050" draw:textarea-vertical-align="middle" draw:auto-grow-height="false" draw:fit-to-size="false" fo:min-height="5.012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4" style:family="graphic" style:parent-style-name="standard">
      <style:graphic-properties draw:stroke="solid" svg:stroke-width="0.053cm" svg:stroke-color="#00b050" draw:marker-end="msArrowOpenEnd_20_5" draw:marker-end-width="0.315cm" draw:marker-end-center="false" draw:fill="none" draw:textarea-vertical-align="top" draw:auto-grow-height="false" fo:min-height="0cm" fo:min-width="6.249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6" style:family="graphic" style:parent-style-name="standard">
      <style:graphic-properties draw:stroke="solid" svg:stroke-width="0.026cm" svg:stroke-color="#31859c" draw:fill="solid" draw:fill-color="#31859c" draw:textarea-vertical-align="middle" draw:auto-grow-height="false" draw:fit-to-size="false" fo:min-height="2.151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7" style:family="graphic" style:parent-style-name="standard">
      <style:graphic-properties draw:stroke="dash" draw:stroke-dash="Dashed_20__28_var_29__20_3" svg:stroke-width="0.053cm" svg:stroke-color="#31859c" draw:marker-start="msArrowOpenEnd_20_5" draw:marker-start-width="0.315cm" draw:marker-start-center="false" draw:fill="none" draw:textarea-vertical-align="top" draw:auto-grow-height="false" fo:min-height="0cm" fo:min-width="6.666cm" fo:padding-top="0.125cm" fo:padding-bottom="0.125cm" fo:padding-left="0.25cm" fo:padding-right="0.25cm" fo:wrap-option="wrap"/>
    </style:style>
    <style:style style:name="pr1" style:family="presentation" style:parent-style-name="Blank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3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4" style:family="paragraph">
      <loext:graphic-properties draw:fill="solid" draw:fill-color="#d9d9d9"/>
      <style:paragraph-properties fo:text-align="start" style:font-independent-line-spacing="true"/>
      <style:text-properties fo:font-size="18pt"/>
    </style:style>
    <style:style style:name="P5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31859c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P13" style:family="paragraph">
      <loext:graphic-properties draw:fill="solid" draw:fill-color="#31859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7030a0" style:font-name="Calibri1" fo:font-size="14pt" style:letter-kerning="true" style:font-name-asian="Noto Sans CJK SC Regular" style:font-size-asian="14pt" style:font-name-complex="FreeSans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7030a0" style:font-name="Calibri1" fo:font-size="14pt" style:letter-kerning="true" style:font-name-asian="Noto Sans CJK SC Regular" style:font-size-asian="14pt" style:font-name-complex="FreeSans" style:font-size-complex="14pt" fo:hyphenate="false"/>
    </style:style>
    <style:style style:name="P17" style:family="paragraph">
      <loext:graphic-properties draw:fill="none" draw:fill-color="#6600cc"/>
      <style:paragraph-properties fo:text-align="start" style:font-independent-line-spacing="true"/>
      <style:text-properties fo:color="#800000" fo:font-size="18pt"/>
    </style:style>
    <style:style style:name="P18" style:family="paragraph">
      <loext:graphic-properties draw:fill="solid" draw:fill-color="#6600cc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text-align="start" fo:text-indent="0cm" style:punctuation-wrap="hanging"/>
    </style:style>
    <style:style style:name="P20" style:family="paragraph">
      <loext:graphic-properties draw:fill="solid" draw:fill-color="#7030a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00b05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solid" draw:fill-color="#0070c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7030a0" style:font-name="Calibri1" fo:font-size="14pt" style:letter-kerning="true" style:font-name-asian="Noto Sans CJK SC Regular" style:font-size-asian="14pt" style:font-name-complex="FreeSans" style:font-size-complex="14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7030a0" style:font-name="Calibri1" fo:font-size="14pt" style:letter-kerning="true" style:font-name-asian="Noto Sans CJK SC Regular" style:font-size-asian="14pt" style:font-name-complex="FreeSans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70c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31859c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7030a0" style:font-name="Calibri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31859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Rectangle 62" draw:style-name="gr1" draw:text-style-name="P2" draw:layer="layout" svg:width="3.037cm" svg:height="0.962cm" svg:x="3.089cm" svg:y="1.689cm">
          <text:p text:style-name="P1"><text:span text:style-name="T1">: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2" draw:text-style-name="P3" draw:layer="layout" svg:x1="4.607cm" svg:y1="2.698cm" svg:x2="4.608cm" svg:y2="7.485cm">
          <text:p/>
        </draw:line>
        <draw:custom-shape draw:name="Rectangle 5" draw:style-name="gr3" draw:text-style-name="P2" draw:layer="layout" svg:width="0.422cm" svg:height="2.832cm" svg:x="4.407cm" svg:y="3.673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ctor">
          <draw:custom-shape draw:name="Flowchart: Connector 7" draw:style-name="gr4" draw:text-style-name="P4" draw:layer="layout" svg:width="0.399cm" svg:height="0.399cm" svg:x="0.673cm" svg:y="1.482cm">
            <text:p text:style-name="P1"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8" draw:style-name="gr5" draw:text-style-name="P5" draw:layer="layout" svg:x1="0.873cm" svg:y1="1.881cm" svg:x2="0.874cm" svg:y2="2.581cm">
            <text:p/>
          </draw:line>
          <draw:custom-shape draw:name="Freeform 9" draw:style-name="gr6" draw:text-style-name="P6" draw:layer="layout" svg:width="0.665cm" svg:height="0.502cm" svg:x="0.54cm" svg:y="2.572cm">
            <text:p text:style-name="P1"/>
            <draw:enhanced-geometry draw:mirror-horizontal="false" draw:mirror-vertical="false" drawooo:sub-view-size="479425 361950" draw:text-areas="0 0 ?f6 ?f7" svg:viewBox="0 0 0 0" draw:type="ooxml-non-primitive" draw:enhanced-path="M 0 355600 L 241300 0 479425 361950 N">
              <draw:equation draw:name="f0" draw:formula="0*logwidth/479425"/>
              <draw:equation draw:name="f1" draw:formula="355600*logheight/361950"/>
              <draw:equation draw:name="f2" draw:formula="241300*logwidth/479425"/>
              <draw:equation draw:name="f3" draw:formula="0*logheight/361950"/>
              <draw:equation draw:name="f4" draw:formula="479425*logwidth/479425"/>
              <draw:equation draw:name="f5" draw:formula="361950*logheight/361950"/>
              <draw:equation draw:name="f6" draw:formula="logwidth"/>
              <draw:equation draw:name="f7" draw:formula="logheight"/>
            </draw:enhanced-geometry>
          </draw:custom-shape>
          <draw:line draw:name="Straight Connector 10" draw:style-name="gr5" draw:text-style-name="P5" draw:layer="layout" svg:x1="0.423cm" svg:y1="1.981cm" svg:x2="1.323cm" svg:y2="1.982cm">
            <text:p/>
          </draw:line>
        </draw:g>
        <draw:custom-shape draw:name="Rectangle 62" draw:style-name="gr7" draw:text-style-name="P7" draw:layer="layout" svg:width="3.037cm" svg:height="0.962cm" svg:x="9.266cm" svg:y="1.699cm">
          <text:p text:style-name="P1"><text:span text:style-name="T1">: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8" draw:text-style-name="P3" draw:layer="layout" svg:x1="10.784cm" svg:y1="2.709cm" svg:x2="10.785cm" svg:y2="7.495cm">
          <text:p/>
        </draw:line>
        <draw:custom-shape draw:name="Rectangle 17" draw:style-name="gr9" draw:text-style-name="P7" draw:layer="layout" svg:width="0.399cm" svg:height="2.312cm" svg:x="10.584cm" svg:y="3.982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10" draw:text-style-name="P8" draw:layer="layout" svg:width="3.11cm" svg:height="0.001cm" svg:x="1.297cm" svg:y="3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11" draw:text-style-name="P6" draw:layer="layout" svg:width="2.388cm" svg:height="0.593cm" svg:x="1.297cm" svg:y="3.739cm">
          <text:p text:style-name="P9"><text:span text:style-name="T2">selec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2" draw:text-style-name="P8" draw:layer="layout" svg:width="5.753cm" svg:height="0.001cm" svg:x="4.831cm" svg:y="3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11" draw:text-style-name="P6" draw:layer="layout" svg:width="3.957cm" svg:height="1.183cm" svg:x="6.017cm" svg:y="4.037cm">
          <text:p text:style-name="P9"><text:span text:style-name="T3">execute(“select 1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13" draw:text-style-name="P8" draw:layer="layout" svg:width="5.102cm" svg:height="0.001cm" svg:x="10.984cm" svg:y="4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14" draw:text-style-name="P10" draw:layer="layout" svg:width="4.217cm" svg:height="1.183cm" svg:x="11.383cm" svg:y="4.417cm">
          <text:p text:style-name="P9"><text:span text:style-name="T4">post(JumpToList</text:span></text:p>
          <text:p text:style-name="P9"><text:span text:style-name="T4">RequestE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15" draw:text-style-name="P8" draw:layer="layout" svg:width="5.716cm" svg:height="0.001cm" svg:x="4.831cm" svg:y="6.2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16" draw:text-style-name="P8" draw:layer="layout" svg:width="3.321cm" svg:height="0.001cm" svg:x="1.085cm" svg:y="6.50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9" draw:style-name="gr17" draw:text-style-name="P3" draw:layer="layout" svg:x1="16.2cm" svg:y1="2.614cm" svg:x2="16.201cm" svg:y2="7.4cm">
          <text:p/>
        </draw:line>
        <draw:custom-shape draw:name="Rectangle 40" draw:style-name="gr18" draw:text-style-name="P11" draw:layer="layout" svg:width="0.4cm" svg:height="1.727cm" svg:x="16cm" svg:y="4.273cm">
          <text:p text:style-name="P1"><text:span text:style-name="T2"/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19" draw:text-style-name="P8" draw:layer="layout" svg:width="5.017cm" svg:height="0.001cm" svg:x="10.983cm" svg:y="6.09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84" draw:style-name="gr20" draw:text-style-name="P12" draw:layer="layout" svg:x1="0.873cm" svg:y1="3.054cm" svg:x2="0.873cm" svg:y2="7.495cm">
          <text:p/>
        </draw:line>
        <draw:custom-shape draw:name="Rectangle 62" draw:style-name="gr21" draw:text-style-name="P13" draw:layer="layout" svg:width="4.5cm" svg:height="0.962cm" svg:x="14.6cm" svg:y="1.6cm">
          <text:p text:style-name="P1"><text:span text:style-name="T1">:Events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" draw:style-name="gr22" draw:text-style-name="P3" draw:layer="layout" svg:x1="13.721cm" svg:y1="12.843cm" svg:x2="13.722cm" svg:y2="17.629cm">
          <text:p/>
        </draw:line>
        <draw:custom-shape draw:name="Rectangle 54" draw:style-name="gr23" draw:text-style-name="P14" draw:layer="layout" svg:width="0.345cm" svg:height="2.169cm" svg:x="13.522cm" svg:y="14.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24" draw:text-style-name="P10" draw:layer="layout" svg:width="7.545cm" svg:height="1.775cm" svg:x="1.4cm" svg:y="14.246cm">
          <text:p text:style-name="P9"><text:span text:style-name="T4">p</text:span><text:span text:style-name="T4">o</text:span><text:span text:style-name="T4">s</text:span><text:span text:style-name="T4">t</text:span><text:span text:style-name="T4">(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P</text:span><text:span text:style-name="T4">a</text:span><text:span text:style-name="T4">n</text:span><text:span text:style-name="T4">e</text:span><text:span text:style-name="T4">l</text:span></text:p>
          <text:p text:style-name="P9"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i</text:span><text:span text:style-name="T4">o</text:span><text:span text:style-name="T4">n</text:span><text:span text:style-name="T4">C</text:span><text:span text:style-name="T4">h</text:span><text:span text:style-name="T4">a</text:span><text:span text:style-name="T4">n</text:span><text:span text:style-name="T4">g</text:span><text:span text:style-name="T4">e</text:span><text:span text:style-name="T4">d</text:span></text:p>
          <text:p text:style-name="P9"><text:span text:style-name="T4">E</text:span><text:span text:style-name="T4">v</text:span><text:span text:style-name="T4">e</text:span><text:span text:style-name="T4">n</text:span><text:span text:style-name="T4">t</text:span><text:span text:style-name="T4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25" draw:text-style-name="P8" draw:layer="layout" svg:width="5.56cm" svg:height="0.001cm" svg:x="8.04cm" svg:y="16.6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62" draw:style-name="gr26" draw:text-style-name="P13" draw:layer="layout" svg:width="4.5cm" svg:height="0.962cm" svg:x="5.56cm" svg:y="11.862cm">
          <text:p text:style-name="P1"><text:span text:style-name="T1">:</text:span><text:span text:style-name="T1">E</text:span><text:span text:style-name="T1">v</text:span><text:span text:style-name="T1">e</text:span><text:span text:style-name="T1">n</text:span><text:span text:style-name="T1">t</text:span><text:span text:style-name="T1">s</text:span><text:span text:style-name="T1">C</text:span><text:span text:style-name="T1">e</text:span><text:span text:style-name="T1">n</text:span><text:span text:style-name="T1">t</text:span><text:span text:style-name="T1">e</text:span><text:span text:style-name="T1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" draw:style-name="gr17" draw:text-style-name="P3" draw:layer="layout" svg:x1="7.839cm" svg:y1="12.842cm" svg:x2="7.84cm" svg:y2="17.629cm">
          <text:p/>
        </draw:line>
        <draw:custom-shape draw:name="Rectangle 67" draw:style-name="gr27" draw:text-style-name="P11" draw:layer="layout" svg:width="0.393cm" svg:height="2.879cm" svg:x="7.64cm" svg:y="14.0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8" draw:style-name="gr28" draw:text-style-name="P8" draw:layer="layout" svg:width="3.597cm" svg:height="0.001cm" svg:x="4.013cm" svg:y="14.0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9" draw:text-style-name="P8" draw:layer="layout" svg:width="4.023cm" svg:height="0.001cm" svg:x="3.726cm" svg:y="16.8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30" draw:text-style-name="P8" draw:layer="layout" svg:width="5.367cm" svg:height="0.001cm" svg:x="8.033cm" svg:y="14.4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3" draw:style-name="gr31" draw:text-style-name="P16" draw:layer="layout" svg:width="5.388cm" svg:height="1.775cm" svg:x="8.012cm" svg:y="14.629cm">
          <text:p text:style-name="P15">HandlePersonPanel</text:p>
          <text:p text:style-name="P15">SelectionChanged</text:p>
          <text:p text:style-name="P15">Event()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8" draw:style-name="gr32" draw:text-style-name="P17" draw:layer="layout" svg:width="0.464cm" svg:height="0.327cm" draw:transform="rotate (-2.38499242285025) translate (14.375cm 14.82cm)">
          <text:p/>
          <draw:enhanced-geometry draw:mirror-horizontal="true" draw:mirror-vertical="true" drawooo:sub-view-size="226400 171466" draw:text-areas="0 0 ?f8 ?f9" svg:viewBox="0 0 0 0" draw:type="ooxml-non-primitive" draw:enhanced-path="M 0 32920 C 60036 11368 120073 -10183 157018 5211 193963 20605 241685 97575 221673 125284 201661 152993 119303 162229 36945 171466 N">
            <draw:equation draw:name="f0" draw:formula="0*logwidth/226400"/>
            <draw:equation draw:name="f1" draw:formula="32920*logheight/171466"/>
            <draw:equation draw:name="f2" draw:formula="157018*logwidth/226400"/>
            <draw:equation draw:name="f3" draw:formula="5211*logheight/171466"/>
            <draw:equation draw:name="f4" draw:formula="221673*logwidth/226400"/>
            <draw:equation draw:name="f5" draw:formula="125284*logheight/171466"/>
            <draw:equation draw:name="f6" draw:formula="36945*logwidth/226400"/>
            <draw:equation draw:name="f7" draw:formula="171466*logheight/171466"/>
            <draw:equation draw:name="f8" draw:formula="logwidth"/>
            <draw:equation draw:name="f9" draw:formula="logheight"/>
          </draw:enhanced-geometry>
        </draw:custom-shape>
        <draw:custom-shape draw:name="Rectangle 59" draw:style-name="gr33" draw:text-style-name="P18" draw:layer="layout" svg:width="0.273cm" svg:height="0.47cm" svg:x="13.721cm" svg:y="14.97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34" draw:text-style-name="P10" draw:layer="layout" svg:width="4.896cm" svg:height="1.775cm" svg:x="14.07cm" svg:y="14.272cm">
          <text:p text:style-name="P19"><text:span text:style-name="T5">UpdateFiltered</text:span></text:p>
          <text:p text:style-name="P19"><text:span text:style-name="T5">TransactionList</text:span></text:p>
          <text:p text:style-name="P19"><text:span text:style-name="T5">(predica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20" draw:layer="layout" svg:width="3.037cm" svg:height="0.962cm" svg:x="12.199cm" svg:y="11.866cm">
          <text:p text:style-name="P1"><text:span text:style-name="T1">:</text:span><text:span text:style-name="T1">M</text:span><text:span text:style-name="T1">o</text:span><text:span text:style-name="T1">d</text:span><text:span text:style-name="T1">e</text:span><text:span text:style-name="T1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6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draw:custom-shape draw:name="Rectangle 62" draw:style-name="gr37" draw:text-style-name="P22" draw:layer="layout" svg:width="3.037cm" svg:height="0.962cm" svg:x="3.089cm" svg:y="1.689cm">
          <text:p text:style-name="P1"><text:span text:style-name="T1">: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2" draw:text-style-name="P3" draw:layer="layout" svg:x1="4.607cm" svg:y1="2.698cm" svg:x2="4.608cm" svg:y2="7.485cm">
          <text:p/>
        </draw:line>
        <draw:custom-shape draw:name="Rectangle 5" draw:style-name="gr38" draw:text-style-name="P2" draw:layer="layout" svg:width="0.422cm" svg:height="2.832cm" svg:x="4.407cm" svg:y="3.67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ctor">
          <draw:custom-shape draw:name="Flowchart: Connector 7" draw:style-name="gr39" draw:text-style-name="P4" draw:layer="layout" svg:width="0.399cm" svg:height="0.399cm" svg:x="0.673cm" svg:y="1.482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8" draw:style-name="gr5" draw:text-style-name="P5" draw:layer="layout" svg:x1="0.873cm" svg:y1="1.881cm" svg:x2="0.874cm" svg:y2="2.581cm">
            <text:p/>
          </draw:line>
          <draw:custom-shape draw:name="Freeform 9" draw:style-name="gr40" draw:text-style-name="P6" draw:layer="layout" svg:width="0.665cm" svg:height="0.502cm" svg:x="0.54cm" svg:y="2.572cm">
            <text:p/>
            <draw:enhanced-geometry draw:mirror-horizontal="false" draw:mirror-vertical="false" drawooo:sub-view-size="479425 361950" draw:text-areas="0 0 ?f6 ?f7" svg:viewBox="0 0 0 0" draw:type="ooxml-non-primitive" draw:enhanced-path="M 0 355600 L 241300 0 479425 361950 N">
              <draw:equation draw:name="f0" draw:formula="0*logwidth/479425"/>
              <draw:equation draw:name="f1" draw:formula="355600*logheight/361950"/>
              <draw:equation draw:name="f2" draw:formula="241300*logwidth/479425"/>
              <draw:equation draw:name="f3" draw:formula="0*logheight/361950"/>
              <draw:equation draw:name="f4" draw:formula="479425*logwidth/479425"/>
              <draw:equation draw:name="f5" draw:formula="361950*logheight/361950"/>
              <draw:equation draw:name="f6" draw:formula="logwidth"/>
              <draw:equation draw:name="f7" draw:formula="logheight"/>
            </draw:enhanced-geometry>
          </draw:custom-shape>
          <draw:line draw:name="Straight Connector 10" draw:style-name="gr5" draw:text-style-name="P5" draw:layer="layout" svg:x1="0.423cm" svg:y1="1.981cm" svg:x2="1.323cm" svg:y2="1.982cm">
            <text:p/>
          </draw:line>
        </draw:g>
        <draw:custom-shape draw:name="Rectangle 62" draw:style-name="gr41" draw:text-style-name="P23" draw:layer="layout" svg:width="3.037cm" svg:height="0.962cm" svg:x="9.266cm" svg:y="1.699cm">
          <text:p text:style-name="P1"><text:span text:style-name="T1">:</text:span><text:span text:style-name="T1">Lo</text:span><text:span text:style-name="T1">gi</text:span><text:span text:style-name="T1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8" draw:text-style-name="P3" draw:layer="layout" svg:x1="10.784cm" svg:y1="2.709cm" svg:x2="10.785cm" svg:y2="7.495cm">
          <text:p/>
        </draw:line>
        <draw:custom-shape draw:name="Rectangle 17" draw:style-name="gr42" draw:text-style-name="P7" draw:layer="layout" svg:width="0.399cm" svg:height="2.312cm" svg:x="10.584cm" svg:y="3.9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3" draw:text-style-name="P8" draw:layer="layout" svg:width="3.11cm" svg:height="0.001cm" svg:x="1.297cm" svg:y="3.6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44" draw:text-style-name="P10" draw:layer="layout" svg:width="2.388cm" svg:height="0.593cm" svg:x="1.297cm" svg:y="3.739cm">
          <text:p text:style-name="P9"><text:span text:style-name="T2">selec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5" draw:text-style-name="P8" draw:layer="layout" svg:width="5.753cm" svg:height="0.001cm" svg:x="4.831cm" svg:y="3.9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46" draw:text-style-name="P10" draw:layer="layout" svg:width="3.957cm" svg:height="1.183cm" svg:x="6.017cm" svg:y="4.037cm">
          <text:p text:style-name="P9"><text:span text:style-name="T3">execute(“select 1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47" draw:text-style-name="P8" draw:layer="layout" svg:width="5.102cm" svg:height="0.001cm" svg:x="10.984cm" svg:y="4.2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48" draw:text-style-name="P10" draw:layer="layout" svg:width="4.217cm" svg:height="1.183cm" svg:x="11.383cm" svg:y="4.417cm">
          <text:p text:style-name="P9"><text:span text:style-name="T4">post(JumpToList</text:span></text:p>
          <text:p text:style-name="P9"><text:span text:style-name="T4">RequestE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9" draw:text-style-name="P8" draw:layer="layout" svg:width="5.716cm" svg:height="0.001cm" svg:x="4.831cm" svg:y="6.2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50" draw:text-style-name="P8" draw:layer="layout" svg:width="3.321cm" svg:height="0.001cm" svg:x="1.085cm" svg:y="6.50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9" draw:style-name="gr17" draw:text-style-name="P3" draw:layer="layout" svg:x1="16.2cm" svg:y1="2.614cm" svg:x2="16.201cm" svg:y2="7.4cm">
          <text:p/>
        </draw:line>
        <draw:custom-shape draw:name="Rectangle 40" draw:style-name="gr18" draw:text-style-name="P11" draw:layer="layout" svg:width="0.4cm" svg:height="1.727cm" svg:x="16cm" svg:y="4.273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19" draw:text-style-name="P8" draw:layer="layout" svg:width="5.017cm" svg:height="0.001cm" svg:x="10.983cm" svg:y="6.09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3" draw:style-name="gr22" draw:text-style-name="P3" draw:layer="layout" svg:x1="13.721cm" svg:y1="12.814cm" svg:x2="13.722cm" svg:y2="17.6cm">
          <text:p/>
        </draw:line>
        <draw:custom-shape draw:name="Rectangle 54" draw:style-name="gr51" draw:text-style-name="P14" draw:layer="layout" svg:width="0.345cm" svg:height="1.568cm" svg:x="13.522cm" svg:y="14.43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1" draw:style-name="gr52" draw:text-style-name="P10" draw:layer="layout" svg:width="7.545cm" svg:height="1.185cm" svg:x="1.4cm" svg:y="14.217cm">
          <text:p text:style-name="P9"><text:span text:style-name="T4">post(PersonPanel</text:span></text:p>
          <text:p text:style-name="P9"><text:span text:style-name="T4">NoSelectionE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25" draw:text-style-name="P8" draw:layer="layout" svg:width="5.56cm" svg:height="0.001cm" svg:x="8.04cm" svg:y="15.9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62" draw:style-name="gr53" draw:text-style-name="P13" draw:layer="layout" svg:width="4.5cm" svg:height="0.962cm" svg:x="5.56cm" svg:y="11.833cm">
          <text:p text:style-name="P1"><text:span text:style-name="T1">:Events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" draw:style-name="gr17" draw:text-style-name="P3" draw:layer="layout" svg:x1="7.839cm" svg:y1="12.813cm" svg:x2="7.84cm" svg:y2="17.6cm">
          <text:p/>
        </draw:line>
        <draw:custom-shape draw:name="Rectangle 67" draw:style-name="gr27" draw:text-style-name="P11" draw:layer="layout" svg:width="0.393cm" svg:height="2.879cm" svg:x="7.64cm" svg:y="13.9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8" draw:style-name="gr28" draw:text-style-name="P8" draw:layer="layout" svg:width="3.597cm" svg:height="0.001cm" svg:x="4.013cm" svg:y="13.9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9" draw:text-style-name="P8" draw:layer="layout" svg:width="4.023cm" svg:height="0.001cm" svg:x="3.726cm" svg:y="16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30" draw:text-style-name="P8" draw:layer="layout" svg:width="5.367cm" svg:height="0.001cm" svg:x="8.033cm" svg:y="14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3" draw:style-name="gr54" draw:text-style-name="P16" draw:layer="layout" svg:width="5.388cm" svg:height="1.185cm" svg:x="8.012cm" svg:y="14.6cm">
          <text:p text:style-name="P24">HandlePersonPanel</text:p>
          <text:p text:style-name="P24">NoSelectionEvent()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4" draw:style-name="gr20" draw:text-style-name="P12" draw:layer="layout" svg:x1="0.873cm" svg:y1="3.054cm" svg:x2="0.873cm" svg:y2="7.495cm">
          <text:p/>
        </draw:line>
        <draw:custom-shape draw:name="Freeform 58" draw:style-name="gr32" draw:text-style-name="P17" draw:layer="layout" svg:width="0.464cm" svg:height="0.327cm" draw:transform="rotate (-2.38499242285025) translate (14.375cm 14.791cm)">
          <text:p/>
          <draw:enhanced-geometry draw:mirror-horizontal="true" draw:mirror-vertical="true" drawooo:sub-view-size="226400 171466" draw:text-areas="0 0 ?f8 ?f9" svg:viewBox="0 0 0 0" draw:type="ooxml-non-primitive" draw:enhanced-path="M 0 32920 C 60036 11368 120073 -10183 157018 5211 193963 20605 241685 97575 221673 125284 201661 152993 119303 162229 36945 171466 N">
            <draw:equation draw:name="f0" draw:formula="0*logwidth/226400"/>
            <draw:equation draw:name="f1" draw:formula="32920*logheight/171466"/>
            <draw:equation draw:name="f2" draw:formula="157018*logwidth/226400"/>
            <draw:equation draw:name="f3" draw:formula="5211*logheight/171466"/>
            <draw:equation draw:name="f4" draw:formula="221673*logwidth/226400"/>
            <draw:equation draw:name="f5" draw:formula="125284*logheight/171466"/>
            <draw:equation draw:name="f6" draw:formula="36945*logwidth/226400"/>
            <draw:equation draw:name="f7" draw:formula="171466*logheight/171466"/>
            <draw:equation draw:name="f8" draw:formula="logwidth"/>
            <draw:equation draw:name="f9" draw:formula="logheight"/>
          </draw:enhanced-geometry>
        </draw:custom-shape>
        <draw:custom-shape draw:name="Rectangle 59" draw:style-name="gr33" draw:text-style-name="P18" draw:layer="layout" svg:width="0.273cm" svg:height="0.47cm" svg:x="13.721cm" svg:y="14.9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55" draw:text-style-name="P10" draw:layer="layout" svg:width="4.896cm" svg:height="1.775cm" svg:x="14.07cm" svg:y="14.243cm">
          <text:p text:style-name="P19"><text:span text:style-name="T5">UpdateFiltered</text:span></text:p>
          <text:p text:style-name="P19"><text:span text:style-name="T5">TransactionList</text:span></text:p>
          <text:p text:style-name="P19"><text:span text:style-name="T5">(predica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56" draw:text-style-name="P20" draw:layer="layout" svg:width="3.037cm" svg:height="0.962cm" svg:x="12.199cm" svg:y="11.837cm">
          <text:p text:style-name="P1"><text:span text:style-name="T1">: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57" draw:text-style-name="P13" draw:layer="layout" svg:width="4.5cm" svg:height="0.962cm" svg:x="14.6cm" svg:y="1.6cm">
          <text:p text:style-name="P1"><text:span text:style-name="T1">:Events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6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name="Rectangle 62" draw:style-name="gr58" draw:text-style-name="P22" draw:layer="layout" svg:width="3.037cm" svg:height="0.962cm" svg:x="5.789cm" svg:y="1.607cm">
          <text:p text:style-name="P1"><text:span text:style-name="T1">:</text:span><text:span text:style-name="T1">U</text:span><text:span text:style-name="T1">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2" draw:text-style-name="P3" draw:layer="layout" svg:x1="7.307cm" svg:y1="2.616cm" svg:x2="7.308cm" svg:y2="7.403cm">
          <text:p/>
        </draw:line>
        <draw:custom-shape draw:name="Rectangle 5" draw:style-name="gr38" draw:text-style-name="P2" draw:layer="layout" svg:width="0.422cm" svg:height="2.832cm" svg:x="7.107cm" svg:y="3.59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Actor">
          <draw:custom-shape draw:name="Flowchart: Connector 7" draw:style-name="gr39" draw:text-style-name="P4" draw:layer="layout" svg:width="0.399cm" svg:height="0.399cm" svg:x="3.373cm" svg:y="1.4cm">
            <text:p/>
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8" draw:style-name="gr5" draw:text-style-name="P5" draw:layer="layout" svg:x1="3.573cm" svg:y1="1.799cm" svg:x2="3.574cm" svg:y2="2.499cm">
            <text:p/>
          </draw:line>
          <draw:custom-shape draw:name="Freeform 9" draw:style-name="gr40" draw:text-style-name="P6" draw:layer="layout" svg:width="0.665cm" svg:height="0.502cm" svg:x="3.24cm" svg:y="2.49cm">
            <text:p/>
            <draw:enhanced-geometry draw:mirror-horizontal="false" draw:mirror-vertical="false" drawooo:sub-view-size="479425 361950" draw:text-areas="0 0 ?f6 ?f7" svg:viewBox="0 0 0 0" draw:type="ooxml-non-primitive" draw:enhanced-path="M 0 355600 L 241300 0 479425 361950 N">
              <draw:equation draw:name="f0" draw:formula="0*logwidth/479425"/>
              <draw:equation draw:name="f1" draw:formula="355600*logheight/361950"/>
              <draw:equation draw:name="f2" draw:formula="241300*logwidth/479425"/>
              <draw:equation draw:name="f3" draw:formula="0*logheight/361950"/>
              <draw:equation draw:name="f4" draw:formula="479425*logwidth/479425"/>
              <draw:equation draw:name="f5" draw:formula="361950*logheight/361950"/>
              <draw:equation draw:name="f6" draw:formula="logwidth"/>
              <draw:equation draw:name="f7" draw:formula="logheight"/>
            </draw:enhanced-geometry>
          </draw:custom-shape>
          <draw:line draw:name="Straight Connector 10" draw:style-name="gr5" draw:text-style-name="P5" draw:layer="layout" svg:x1="3.123cm" svg:y1="1.899cm" svg:x2="4.023cm" svg:y2="1.9cm">
            <text:p/>
          </draw:line>
        </draw:g>
        <draw:custom-shape draw:name="Rectangle 62" draw:style-name="gr59" draw:text-style-name="P23" draw:layer="layout" svg:width="3.037cm" svg:height="0.962cm" svg:x="11.966cm" svg:y="1.617cm">
          <text:p text:style-name="P1"><text:span text:style-name="T1">:Log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" draw:style-name="gr8" draw:text-style-name="P3" draw:layer="layout" svg:x1="13.484cm" svg:y1="2.627cm" svg:x2="13.485cm" svg:y2="7.413cm">
          <text:p/>
        </draw:line>
        <draw:custom-shape draw:name="Rectangle 17" draw:style-name="gr42" draw:text-style-name="P7" draw:layer="layout" svg:width="0.399cm" svg:height="2.312cm" svg:x="13.284cm" svg:y="3.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3" draw:text-style-name="P8" draw:layer="layout" svg:width="3.11cm" svg:height="0.001cm" svg:x="3.997cm" svg:y="3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" draw:style-name="gr60" draw:text-style-name="P10" draw:layer="layout" svg:width="2.388cm" svg:height="0.593cm" svg:x="3.997cm" svg:y="3.657cm">
          <text:p text:style-name="P9"><text:span text:style-name="T2">select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45" draw:text-style-name="P8" draw:layer="layout" svg:width="5.753cm" svg:height="0.001cm" svg:x="7.531cm" svg:y="3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61" draw:text-style-name="P10" draw:layer="layout" svg:width="3.957cm" svg:height="1.183cm" svg:x="8.717cm" svg:y="3.955cm">
          <text:p text:style-name="P9"><text:span text:style-name="T3">execute(“select </text:span><text:span text:style-name="T3">1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7" draw:style-name="gr47" draw:text-style-name="P8" draw:layer="layout" svg:width="5.102cm" svg:height="0.001cm" svg:x="13.684cm" svg:y="4.1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2" draw:style-name="gr62" draw:text-style-name="P10" draw:layer="layout" svg:width="4.217cm" svg:height="1.183cm" svg:x="14.083cm" svg:y="4.335cm">
          <text:p text:style-name="P9"><text:span text:style-name="T4">post(Jum</text:span><text:span text:style-name="T4">pToList</text:span></text:p>
          <text:p text:style-name="P9"><text:span text:style-name="T4">RequestE</text:span><text:span text:style-name="T4">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9" draw:text-style-name="P8" draw:layer="layout" svg:width="5.716cm" svg:height="0.001cm" svg:x="7.531cm" svg:y="6.2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" draw:style-name="gr50" draw:text-style-name="P8" draw:layer="layout" svg:width="3.321cm" svg:height="0.001cm" svg:x="3.785cm" svg:y="6.42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9" draw:style-name="gr17" draw:text-style-name="P3" draw:layer="layout" svg:x1="18.9cm" svg:y1="2.532cm" svg:x2="18.901cm" svg:y2="7.318cm">
          <text:p/>
        </draw:line>
        <draw:custom-shape draw:name="Rectangle 40" draw:style-name="gr18" draw:text-style-name="P11" draw:layer="layout" svg:width="0.4cm" svg:height="1.727cm" svg:x="18.7cm" svg:y="4.191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19" draw:text-style-name="P8" draw:layer="layout" svg:width="5.017cm" svg:height="0.001cm" svg:x="13.683cm" svg:y="6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1" draw:style-name="gr63" draw:text-style-name="P10" draw:layer="layout" svg:width="4.312cm" svg:height="1.183cm" svg:x="2.088cm" svg:y="12.217cm">
          <text:p text:style-name="P9"><text:span text:style-name="T4">post(JumpToList</text:span></text:p>
          <text:p text:style-name="P9"><text:span text:style-name="T4">RequestE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64" draw:text-style-name="P8" draw:layer="layout" svg:width="6.967cm" svg:height="0.001cm" svg:x="7.033cm" svg:y="17.5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62" draw:style-name="gr65" draw:text-style-name="P13" draw:layer="layout" svg:width="4.5cm" svg:height="0.962cm" svg:x="4.56cm" svg:y="9.633cm">
          <text:p text:style-name="P1"><text:span text:style-name="T1">:Events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" draw:style-name="gr17" draw:text-style-name="P3" draw:layer="layout" svg:x1="6.839cm" svg:y1="10.613cm" svg:x2="6.8cm" svg:y2="18.6cm">
          <text:p/>
        </draw:line>
        <draw:custom-shape draw:name="Rectangle 67" draw:style-name="gr66" draw:text-style-name="P11" draw:layer="layout" svg:width="0.393cm" svg:height="6.211cm" svg:x="6.64cm" svg:y="11.7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8" draw:style-name="gr67" draw:text-style-name="P8" draw:layer="layout" svg:width="3.597cm" svg:height="0.001cm" svg:x="3.013cm" svg:y="11.7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29" draw:text-style-name="P8" draw:layer="layout" svg:width="4.023cm" svg:height="0.001cm" svg:x="2.6cm" svg:y="17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68" draw:text-style-name="P8" draw:layer="layout" svg:width="6.966cm" svg:height="0.045cm" svg:x="7.034cm" svg:y="12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3" draw:style-name="gr69" draw:text-style-name="P25" draw:layer="layout" svg:width="6.6cm" svg:height="1.183cm" svg:x="7.2cm" svg:y="12.417cm">
          <text:p text:style-name="P24">HandleJumpToListRequest</text:p>
          <text:p text:style-name="P24">Event()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84" draw:style-name="gr20" draw:text-style-name="P12" draw:layer="layout" svg:x1="3.573cm" svg:y1="2.972cm" svg:x2="3.573cm" svg:y2="7.413cm">
          <text:p/>
        </draw:line>
        <draw:custom-shape draw:name="TextBox 60" draw:style-name="gr70" draw:text-style-name="P10" draw:layer="layout" svg:width="4.896cm" svg:height="0.593cm" svg:x="17.304cm" svg:y="12.094cm">
          <text:p text:style-name="P19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1" draw:text-style-name="P13" draw:layer="layout" svg:width="4.5cm" svg:height="0.962cm" svg:x="16.7cm" svg:y="1.518cm">
          <text:p text:style-name="P1"><text:span text:style-name="T1">:EventsC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2" draw:text-style-name="P22" draw:layer="layout" svg:width="3.037cm" svg:height="0.962cm" svg:x="12.763cm" svg:y="9.7cm">
          <text:p text:style-name="P1"><text:span text:style-name="T1">: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" draw:style-name="gr2" draw:text-style-name="P3" draw:layer="layout" svg:x1="14.281cm" svg:y1="10.609cm" svg:x2="14.2cm" svg:y2="18.6cm">
          <text:p/>
        </draw:line>
        <draw:custom-shape draw:name="Rectangle 5" draw:style-name="gr73" draw:text-style-name="P2" draw:layer="layout" svg:width="0.422cm" svg:height="5.261cm" svg:x="14.081cm" svg:y="12.33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74" draw:text-style-name="P8" draw:layer="layout" svg:width="6.749cm" svg:height="0.001cm" svg:x="7.331cm" svg:y="14.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5" draw:style-name="gr75" draw:text-style-name="P10" draw:layer="layout" svg:width="6.7cm" svg:height="1.185cm" svg:x="7.5cm" svg:y="14.615cm">
          <text:p text:style-name="P9"><text:span text:style-name="T3">post(PersonPanel</text:span></text:p>
          <text:p text:style-name="P9"><text:span text:style-name="T3">SelectionChangedEv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6" draw:text-style-name="P11" draw:layer="layout" svg:width="0.393cm" svg:height="2.4cm" svg:x="6.939cm" svg:y="14.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9" draw:style-name="gr77" draw:text-style-name="P8" draw:layer="layout" svg:width="7.166cm" svg:height="0.001cm" svg:x="6.915cm" svg:y="16.79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36" draw:layer="layout" svg:width="14.848cm" svg:height="11.136cm" svg:x="3.075cm" svg:y="2.257cm" draw:page-number="3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bfd4fe" draw:end-color="#e5efff" draw:start-intensity="100%" draw:end-intensity="100%" draw:angle="1800" draw:border="0%"/>
    <draw:gradient draw:name="Gradient_20_3" draw:display-name="Gradient 3" draw:style="linear" draw:start-color="#d9caee" draw:end-color="#f1eaf8" draw:start-intensity="100%" draw:end-intensity="100%" draw:angle="1800" draw:border="0%"/>
    <draw:gradient draw:name="Gradient_20_4" draw:display-name="Gradient 4" draw:style="linear" draw:start-color="#bfd4fe" draw:end-color="#e5e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2="1" draw:dots2-length="0.159cm" draw:distance="0.05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-0.3cm" draw:shadow-offset-y="-0.3cm" draw:shadow-color="#ddddd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1"><text:date style:data-style-name="D1" text:date-value="2018-03-28">28/03/2018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1"><text:page-number>&lt;numéro&gt;</text:page-number></text:span></text:p>
        </draw:text-box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dressBook – Level 2</dc:title>
    <meta:initial-creator>RAJAPAKSE, Damith Chatura</meta:initial-creator>
    <meta:editing-cycles>64</meta:editing-cycles>
    <meta:creation-date>2016-07-22T14:33:02</meta:creation-date>
    <dc:date>2018-03-28T02:27:10.932016255</dc:date>
    <meta:editing-duration>PT14H31M25S</meta:editing-duration>
    <meta:generator>LibreOffice/5.1.6.2$Linux_X86_64 LibreOffice_project/10m0$Build-2</meta:generator>
    <meta:document-statistic meta:object-count="14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